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5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6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2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4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6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8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0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4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1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14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1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1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2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2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24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2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2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3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3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34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3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3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4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4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44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4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4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5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5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1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54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1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5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5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6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6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6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6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6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1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7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7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7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7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7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8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8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8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8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8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9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9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9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9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9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0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0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0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0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0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1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1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1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1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2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2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2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2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2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3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3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2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34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2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3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3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4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4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4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46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2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4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50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2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52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2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5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5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58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2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6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6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6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6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6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70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2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7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74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2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76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2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7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8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8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8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8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9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9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9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9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2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29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2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0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0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0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06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3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0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1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1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1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18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3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2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2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2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2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2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3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3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3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36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3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3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4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4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4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4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4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5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5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5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5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6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6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6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6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6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7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7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7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7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7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8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82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3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8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8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8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9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9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94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3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9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3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39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3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0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0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0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0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0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1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1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4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1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1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1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2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2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2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2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2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3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3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3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3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38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4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4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4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44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4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4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4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5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5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5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56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4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5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6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6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6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66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4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6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7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7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7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7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7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8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8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8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8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8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4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9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92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4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9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9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49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4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00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5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0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0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0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0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10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5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1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16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5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1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2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2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5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2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2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2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3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3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3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3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3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4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5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6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0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5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7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6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5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8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5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5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59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5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0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6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6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6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0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3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34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35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36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37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38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39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40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41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42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43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44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45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46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47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1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3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5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58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59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0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1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2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63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4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65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6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7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8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69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70" style:family="text">
      <style:text-properties fo:font-size="12.00pt" fo:font-weight="normal" fo:font-family="'Times New Roman'" style:font-family-asian="'Times New Roman'" style:font-family-complex="'Times New Roman'" fo:background-color="transparent" fo:color="#ff3333" fo:font-style="italic"/>
    </style:style>
    <style:style style:name="T671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5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5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7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2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4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6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7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4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7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7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12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71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1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7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22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3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24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2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3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4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5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7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4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7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6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7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68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7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0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7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2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7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4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7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7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8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7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7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79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7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6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8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0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8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6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8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1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6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8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2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8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38" style:family="text">
      <style:text-properties fo:font-size="6.00pt" fo:font-weight="normal" fo:font-family="'Courier New'" style:font-family-asian="'Courier New'" style:font-family-complex="'Courier New'" fo:background-color="transparent" fo:color="#000000" fo:font-style="italic"/>
    </style:style>
    <style:style style:name="T8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6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8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48" style:family="text">
      <style:text-properties fo:font-size="6.00pt" fo:font-weight="normal" fo:font-family="'Courier New'" style:font-family-asian="'Courier New'" style:font-family-complex="'Courier New'" fo:background-color="transparent" fo:color="#2a00ff"/>
    </style:style>
    <style:style style:name="T8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5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6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7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8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8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89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8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0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1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4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92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2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28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92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3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3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3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3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4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4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4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4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4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4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5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5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5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5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5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5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5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5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58" style:family="text">
      <style:text-properties fo:font-size="6.00pt" fo:font-weight="normal" fo:font-family="'Courier New'" style:font-family-asian="'Courier New'" style:font-family-complex="'Courier New'" fo:background-color="transparent" fo:color="#0000c0"/>
    </style:style>
    <style:style style:name="T95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6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6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6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6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64" style:family="text">
      <style:text-properties fo:font-size="6.00pt" fo:font-weight="bold" fo:font-family="'Courier New'" style:font-family-asian="'Courier New'" style:font-family-complex="'Courier New'" fo:background-color="transparent" fo:color="#0000c0" fo:font-style="italic"/>
    </style:style>
    <style:style style:name="T96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6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6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6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6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7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7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7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7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7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7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7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7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7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7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8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8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8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8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8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8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8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8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8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8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90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99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9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9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9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9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998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99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0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00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02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00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04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0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06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00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08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0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10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01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12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13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14" style:family="text">
      <style:text-properties fo:font-size="6.00pt" fo:font-weight="bold" fo:font-family="'Courier New'" style:font-family-asian="'Courier New'" style:font-family-complex="'Courier New'" fo:background-color="transparent" fo:color="#7f0055"/>
    </style:style>
    <style:style style:name="T1015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16" style:family="text">
      <style:text-properties fo:font-size="6.00pt" fo:font-weight="normal" fo:font-family="'Courier New'" style:font-family-asian="'Courier New'" style:font-family-complex="'Courier New'" fo:background-color="transparent" fo:color="#6a3e3e"/>
    </style:style>
    <style:style style:name="T1017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18" style:family="text">
      <style:text-properties fo:font-size="6.00pt" fo:font-weight="normal" fo:font-family="'Courier New'" style:font-family-asian="'Courier New'" style:font-family-complex="'Courier New'" fo:background-color="transparent" fo:color="#3f7f5f"/>
    </style:style>
    <style:style style:name="T1019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1" style:family="text">
      <style:text-properties fo:font-size="6.00pt" fo:font-weight="normal" fo:font-family="'Courier New'" style:font-family-asian="'Courier New'" style:font-family-complex="'Courier New'" fo:background-color="transparent" fo:color="#000000"/>
    </style:style>
    <style:style style:name="T10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3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5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9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3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9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1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0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2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55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5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57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58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5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60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6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62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6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6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0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2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0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75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7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77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78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7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80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8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82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8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9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0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0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/>
    </style:style>
  </office:automatic-styles>
  <office:body>
    <office:text>
      <text:p text:style-name="P1"><text:span text:style-name="T1">N584<text:s/></text:span><text:span text:style-name="T2">–</text:span><text:span text:style-name="T3"><text:s/>Projeto e Análise de Algoritmos</text:span></text:p>
      <text:p text:style-name="P1"><text:span text:style-name="T4">Prof. Napoleão Nepomuceno</text:span></text:p>
      <text:p text:style-name="P1"><text:span text:style-name="T5"/></text:p>
      <text:p text:style-name="P2"><text:span text:style-name="T6">Atividade Computacional V</text:span></text:p>
      <text:p text:style-name="P3"><text:span text:style-name="T7"/></text:p>
      <text:p text:style-name="P3"><text:span text:style-name="T8">Exercício 1</text:span></text:p>
      <text:p text:style-name="P3"><text:span text:style-name="T9"/></text:p>
      <text:p text:style-name="P3"><text:span text:style-name="T10">Passo 1:</text:span><text:span text:style-name="T11"><text:s/>Implementar o seguinte código em Java ou equivalente em outra linguagem de programação.</text:span></text:p>
      <text:p text:style-name="P3"><text:span text:style-name="T12"/></text:p>
      <text:p text:style-name="P3"><text:span text:style-name="T13">import</text:span><text:span text:style-name="T14"><text:s/>java.util.Random;</text:span></text:p>
      <text:p text:style-name="P4"><text:span text:style-name="T15">import</text:span><text:span text:style-name="T16"><text:s/>java.util.concurrent.TimeUnit;</text:span></text:p>
      <text:p text:style-name="P4"><text:span text:style-name="T17"/></text:p>
      <text:p text:style-name="P4"><text:span text:style-name="T18">public</text:span><text:span text:style-name="T19"><text:s/></text:span><text:span text:style-name="T20">class</text:span><text:span text:style-name="T21"><text:s/>SomaParcial {</text:span></text:p>
      <text:p text:style-name="P4"><text:span text:style-name="T21"><text:tab/></text:span><text:span text:style-name="T22">public</text:span><text:span text:style-name="T23"><text:s/></text:span><text:span text:style-name="T24">static</text:span><text:span text:style-name="T25"><text:s/></text:span><text:span text:style-name="T26">void</text:span><text:span text:style-name="T27"><text:s/>main(String[]<text:s/></text:span><text:span text:style-name="T28">args</text:span><text:span text:style-name="T29">) {</text:span></text:p>
      <text:p text:style-name="P4"><text:span text:style-name="T29"><text:tab/><text:tab/></text:span><text:span text:style-name="T30">int</text:span><text:span text:style-name="T31">[]<text:s/></text:span><text:span text:style-name="T32">A</text:span><text:span text:style-name="T33">,<text:s/></text:span><text:span text:style-name="T34">B</text:span><text:span text:style-name="T35">;</text:span></text:p>
      <text:p text:style-name="P4"><text:span text:style-name="T35"><text:tab/><text:tab/></text:span><text:span text:style-name="T36">double</text:span><text:span text:style-name="T37"><text:s/></text:span><text:span text:style-name="T38">inicio1</text:span><text:span text:style-name="T39">,<text:s/></text:span><text:span text:style-name="T40">fim1</text:span><text:span text:style-name="T41">,<text:s/></text:span><text:span text:style-name="T42">tempo1</text:span><text:span text:style-name="T43">;</text:span></text:p>
      <text:p text:style-name="P4"><text:span text:style-name="T43"><text:tab/><text:tab/></text:span><text:span text:style-name="T44">double</text:span><text:span text:style-name="T45"><text:s/></text:span><text:span text:style-name="T46">inicio2</text:span><text:span text:style-name="T47">,<text:s/></text:span><text:span text:style-name="T48">fim2</text:span><text:span text:style-name="T49">,<text:s/></text:span><text:span text:style-name="T50">tempo2</text:span><text:span text:style-name="T51">;</text:span></text:p>
      <text:p text:style-name="P4"><text:span text:style-name="T51"><text:tab/><text:tab/></text:span><text:span text:style-name="T52">double</text:span><text:span text:style-name="T53"><text:s/></text:span><text:span text:style-name="T54">inicio3</text:span><text:span text:style-name="T55">,<text:s/></text:span><text:span text:style-name="T56">fim3</text:span><text:span text:style-name="T57">,<text:s/></text:span><text:span text:style-name="T58">tempo3</text:span><text:span text:style-name="T59">;</text:span></text:p>
      <text:p text:style-name="P4"><text:span text:style-name="T59"><text:tab/><text:tab/></text:span></text:p>
      <text:p text:style-name="P4"><text:span text:style-name="T59"><text:tab/><text:tab/>System.</text:span><text:span text:style-name="T60">out</text:span><text:span text:style-name="T61">.printf(</text:span><text:span text:style-name="T62">"%5s%10s%10s%10s\n"</text:span><text:span text:style-name="T63">,</text:span><text:span text:style-name="T64">"n"</text:span><text:span text:style-name="T65">,<text:s/></text:span><text:span text:style-name="T66">"tempo1"</text:span><text:span text:style-name="T67">,<text:s/></text:span><text:span text:style-name="T68">"tempo2"</text:span><text:span text:style-name="T69">,<text:s/></text:span><text:span text:style-name="T70">"tempo3"</text:span><text:span text:style-name="T71">);</text:span></text:p>
      <text:p text:style-name="P4"><text:span text:style-name="T71"><text:tab/><text:tab/>System.</text:span><text:span text:style-name="T72">out</text:span><text:span text:style-name="T73">.println(</text:span><text:span text:style-name="T74">"-----------------------------------"</text:span><text:span text:style-name="T75">);</text:span></text:p>
      <text:p text:style-name="P4"><text:span text:style-name="T75"><text:tab/><text:tab/></text:span><text:span text:style-name="T76">for</text:span><text:span text:style-name="T77"><text:s/>(</text:span><text:span text:style-name="T78">int</text:span><text:span text:style-name="T79"><text:s/></text:span><text:span text:style-name="T80">n</text:span><text:span text:style-name="T81"><text:s/>= 1;<text:s/></text:span><text:span text:style-name="T82">n</text:span><text:span text:style-name="T83"><text:s/>&lt;= 50;<text:s/></text:span><text:span text:style-name="T84">n</text:span><text:span text:style-name="T85">++) {</text:span></text:p>
      <text:p text:style-name="P4"><text:span text:style-name="T85"><text:tab/><text:tab/><text:tab/></text:span><text:span text:style-name="T86">A</text:span><text:span text:style-name="T87"><text:s/>=<text:s/></text:span><text:span text:style-name="T88">criaVetorAleatorio</text:span><text:span text:style-name="T89">(</text:span><text:span text:style-name="T90">n</text:span><text:span text:style-name="T91">);</text:span></text:p>
      <text:p text:style-name="P4"><text:span text:style-name="T91"><text:tab/><text:tab/><text:tab/></text:span><text:span text:style-name="T92">inicio1</text:span><text:span text:style-name="T93"><text:s/>= System.</text:span><text:span text:style-name="T94">currentTimeMillis</text:span><text:span text:style-name="T95">();</text:span></text:p>
      <text:p text:style-name="P4"><text:span text:style-name="T95"><text:tab/><text:tab/><text:tab/></text:span><text:span text:style-name="T96">B</text:span><text:span text:style-name="T97"><text:s/>=<text:s/></text:span><text:span text:style-name="T98">soma1</text:span><text:span text:style-name="T99">(</text:span><text:span text:style-name="T100">A</text:span><text:span text:style-name="T101">);</text:span></text:p>
      <text:p text:style-name="P4"><text:span text:style-name="T101"><text:tab/><text:tab/><text:tab/></text:span><text:span text:style-name="T102">fim1</text:span><text:span text:style-name="T103"><text:s/>= System.</text:span><text:span text:style-name="T104">currentTimeMillis</text:span><text:span text:style-name="T105">();</text:span></text:p>
      <text:p text:style-name="P4"><text:span text:style-name="T105"><text:tab/><text:tab/><text:tab/></text:span><text:span text:style-name="T106">tempo1</text:span><text:span text:style-name="T107"><text:s/>=<text:s/></text:span><text:span text:style-name="T108">fim1</text:span><text:span text:style-name="T109"><text:s/>-<text:s/></text:span><text:span text:style-name="T110">inicio1</text:span><text:span text:style-name="T111">;</text:span></text:p>
      <text:p text:style-name="P4"><text:span text:style-name="T111"><text:tab/><text:tab/><text:tab/></text:span><text:span text:style-name="T112">inicio2</text:span><text:span text:style-name="T113"><text:s/>= System.</text:span><text:span text:style-name="T114">currentTimeMillis</text:span><text:span text:style-name="T115">();</text:span></text:p>
      <text:p text:style-name="P4"><text:span text:style-name="T115"><text:tab/><text:tab/><text:tab/></text:span><text:span text:style-name="T116">B</text:span><text:span text:style-name="T117"><text:s/>=<text:s/></text:span><text:span text:style-name="T118">soma2</text:span><text:span text:style-name="T119">(</text:span><text:span text:style-name="T120">A</text:span><text:span text:style-name="T121">);</text:span></text:p>
      <text:p text:style-name="P4"><text:span text:style-name="T121"><text:tab/><text:tab/><text:tab/></text:span><text:span text:style-name="T122">fim2</text:span><text:span text:style-name="T123"><text:s/>= System.</text:span><text:span text:style-name="T124">currentTimeMillis</text:span><text:span text:style-name="T125">();</text:span></text:p>
      <text:p text:style-name="P4"><text:span text:style-name="T125"><text:tab/><text:tab/><text:tab/></text:span><text:span text:style-name="T126">tempo2</text:span><text:span text:style-name="T127"><text:s/>=<text:s/></text:span><text:span text:style-name="T128">fim2</text:span><text:span text:style-name="T129"><text:s/>-<text:s/></text:span><text:span text:style-name="T130">inicio2</text:span><text:span text:style-name="T131">;</text:span></text:p>
      <text:p text:style-name="P4"><text:span text:style-name="T131"><text:tab/><text:tab/><text:tab/></text:span><text:span text:style-name="T132">inicio3</text:span><text:span text:style-name="T133"><text:s/>= System.</text:span><text:span text:style-name="T134">currentTimeMillis</text:span><text:span text:style-name="T135">();</text:span></text:p>
      <text:p text:style-name="P4"><text:span text:style-name="T135"><text:tab/><text:tab/><text:tab/></text:span><text:span text:style-name="T136">B</text:span><text:span text:style-name="T137"><text:s/>=<text:s/></text:span><text:span text:style-name="T138">soma3</text:span><text:span text:style-name="T139">(</text:span><text:span text:style-name="T140">A</text:span><text:span text:style-name="T141">);</text:span></text:p>
      <text:p text:style-name="P4"><text:span text:style-name="T141"><text:tab/><text:tab/><text:tab/></text:span><text:span text:style-name="T142">fim3</text:span><text:span text:style-name="T143"><text:s/>= System.</text:span><text:span text:style-name="T144">currentTimeMillis</text:span><text:span text:style-name="T145">();</text:span></text:p>
      <text:p text:style-name="P4"><text:span text:style-name="T145"><text:tab/><text:tab/><text:tab/></text:span><text:span text:style-name="T146">tempo3</text:span><text:span text:style-name="T147"><text:s/>=<text:s/></text:span><text:span text:style-name="T148">fim3</text:span><text:span text:style-name="T149"><text:s/>-<text:s/></text:span><text:span text:style-name="T150">inicio3</text:span><text:span text:style-name="T151">;</text:span></text:p>
      <text:p text:style-name="P4"><text:span text:style-name="T151"><text:tab/><text:tab/><text:tab/>System.</text:span><text:span text:style-name="T152">out</text:span><text:span text:style-name="T153">.printf(</text:span><text:span text:style-name="T154">"%5d%10.0f%10.0f%10.0f\n"</text:span><text:span text:style-name="T155">,<text:s/></text:span><text:span text:style-name="T156">n</text:span><text:span text:style-name="T157">,<text:s/></text:span><text:span text:style-name="T158">tempo1</text:span><text:span text:style-name="T159">,<text:s/></text:span><text:span text:style-name="T160">tempo2</text:span><text:span text:style-name="T161">,<text:s/></text:span><text:span text:style-name="T162">tempo3</text:span><text:span text:style-name="T163">);</text:span></text:p>
      <text:p text:style-name="P4"><text:span text:style-name="T163"><text:tab/><text:tab/><text:tab/></text:span><text:span text:style-name="T164">if</text:span><text:span text:style-name="T165"><text:s/>(</text:span><text:span text:style-name="T166">n</text:span><text:span text:style-name="T167"><text:s/>== 50) {</text:span></text:p>
      <text:p text:style-name="P4"><text:span text:style-name="T167"><text:tab/><text:tab/><text:tab/><text:tab/></text:span><text:span text:style-name="T168">imprimeSaida</text:span><text:span text:style-name="T169">(</text:span><text:span text:style-name="T170">A</text:span><text:span text:style-name="T171">,<text:s/></text:span><text:span text:style-name="T172">B</text:span><text:span text:style-name="T173">);</text:span></text:p>
      <text:p text:style-name="P4"><text:span text:style-name="T173"><text:tab/><text:tab/><text:tab/>}</text:span></text:p>
      <text:p text:style-name="P4"><text:span text:style-name="T173"><text:tab/><text:tab/>}</text:span></text:p>
      <text:p text:style-name="P4"><text:span text:style-name="T173"><text:tab/>}</text:span></text:p>
      <text:p text:style-name="P4"><text:span text:style-name="T173"><text:tab/></text:span></text:p>
      <text:p text:style-name="P4"><text:span text:style-name="T173"><text:tab/></text:span><text:span text:style-name="T174">static</text:span><text:span text:style-name="T175"><text:s/></text:span><text:span text:style-name="T176">int</text:span><text:span text:style-name="T177">[] criaVetorAleatorio (</text:span><text:span text:style-name="T178">int</text:span><text:span text:style-name="T179"><text:s/></text:span><text:span text:style-name="T180">n</text:span><text:span text:style-name="T181">) {</text:span></text:p>
      <text:p text:style-name="P4"><text:span text:style-name="T181"><text:tab/><text:tab/>Random<text:s/></text:span><text:span text:style-name="T182">randomGenerator</text:span><text:span text:style-name="T183"><text:s/>=<text:s/></text:span><text:span text:style-name="T184">new</text:span><text:span text:style-name="T185"><text:s/>Random();</text:span></text:p>
      <text:p text:style-name="P4"><text:span text:style-name="T185"><text:tab/><text:tab/></text:span><text:span text:style-name="T186">int</text:span><text:span text:style-name="T187">[]<text:s/></text:span><text:span text:style-name="T188">A</text:span><text:span text:style-name="T189"><text:s/>=<text:s/></text:span><text:span text:style-name="T190">new</text:span><text:span text:style-name="T191"><text:s/></text:span><text:span text:style-name="T192">int</text:span><text:span text:style-name="T193">[</text:span><text:span text:style-name="T194">n</text:span><text:span text:style-name="T195">];</text:span></text:p>
      <text:p text:style-name="P4"><text:span text:style-name="T195"><text:tab/><text:tab/></text:span><text:span text:style-name="T196">for</text:span><text:span text:style-name="T197"><text:s/>(</text:span><text:span text:style-name="T198">int</text:span><text:span text:style-name="T199"><text:s/></text:span><text:span text:style-name="T200">i</text:span><text:span text:style-name="T201"><text:s/>= 0;<text:s/></text:span><text:span text:style-name="T202">i</text:span><text:span text:style-name="T203"><text:s/>&lt;<text:s/></text:span><text:span text:style-name="T204">n</text:span><text:span text:style-name="T205">;<text:s/></text:span><text:span text:style-name="T206">i</text:span><text:span text:style-name="T207">++) {</text:span></text:p>
      <text:p text:style-name="P4"><text:span text:style-name="T207"><text:tab/><text:tab/><text:tab/></text:span><text:span text:style-name="T208">A</text:span><text:span text:style-name="T209">[</text:span><text:span text:style-name="T210">i</text:span><text:span text:style-name="T211">] =<text:s/></text:span><text:span text:style-name="T212">randomGenerator</text:span><text:span text:style-name="T213">.nextInt(100*</text:span><text:span text:style-name="T214">n</text:span><text:span text:style-name="T215">);</text:span></text:p>
      <text:p text:style-name="P4"><text:span text:style-name="T215"><text:tab/><text:tab/>}</text:span></text:p>
      <text:p text:style-name="P4"><text:span text:style-name="T215"><text:tab/><text:tab/></text:span><text:span text:style-name="T216">return</text:span><text:span text:style-name="T217"><text:s/></text:span><text:span text:style-name="T218">A</text:span><text:span text:style-name="T219">;</text:span></text:p>
      <text:p text:style-name="P4"><text:span text:style-name="T219"><text:tab/>}</text:span></text:p>
      <text:p text:style-name="P4"><text:span text:style-name="T219"><text:tab/></text:span></text:p>
      <text:p text:style-name="P4"><text:span text:style-name="T219"><text:tab/></text:span><text:span text:style-name="T220">static</text:span><text:span text:style-name="T221"><text:s/></text:span><text:span text:style-name="T222">void</text:span><text:span text:style-name="T223"><text:s/>imprimeSaida (</text:span><text:span text:style-name="T224">int</text:span><text:span text:style-name="T225">[]<text:s/></text:span><text:span text:style-name="T226">A</text:span><text:span text:style-name="T227">,<text:s/></text:span><text:span text:style-name="T228">int</text:span><text:span text:style-name="T229">[]<text:s/></text:span><text:span text:style-name="T230">B</text:span><text:span text:style-name="T231">) {</text:span></text:p>
      <text:p text:style-name="P4"><text:span text:style-name="T231"><text:tab/><text:tab/>System.</text:span><text:span text:style-name="T232">out</text:span><text:span text:style-name="T233">.println(</text:span><text:span text:style-name="T234">"Saída:"</text:span><text:span text:style-name="T235">);</text:span></text:p>
      <text:p text:style-name="P4"><text:span text:style-name="T235"><text:tab/><text:tab/></text:span><text:span text:style-name="T236">for</text:span><text:span text:style-name="T237"><text:s/>(</text:span><text:span text:style-name="T238">int</text:span><text:span text:style-name="T239"><text:s/></text:span><text:span text:style-name="T240">i</text:span><text:span text:style-name="T241"><text:s/>= 0;<text:s/></text:span><text:span text:style-name="T242">i</text:span><text:span text:style-name="T243"><text:s/>&lt;<text:s/></text:span><text:span text:style-name="T244">A</text:span><text:span text:style-name="T245">.</text:span><text:span text:style-name="T246">length</text:span><text:span text:style-name="T247">;<text:s/></text:span><text:span text:style-name="T248">i</text:span><text:span text:style-name="T249">++) {</text:span></text:p>
      <text:p text:style-name="P4"><text:span text:style-name="T249"><text:tab/><text:tab/><text:tab/>System.</text:span><text:span text:style-name="T250">out</text:span><text:span text:style-name="T251">.printf(</text:span><text:span text:style-name="T252">"%9d"</text:span><text:span text:style-name="T253">,<text:s/></text:span><text:span text:style-name="T254">A</text:span><text:span text:style-name="T255">[</text:span><text:span text:style-name="T256">i</text:span><text:span text:style-name="T257">]);</text:span></text:p>
      <text:p text:style-name="P4"><text:span text:style-name="T257"><text:tab/><text:tab/>}</text:span></text:p>
      <text:p text:style-name="P4"><text:span text:style-name="T257"><text:tab/><text:tab/>System.</text:span><text:span text:style-name="T258">out</text:span><text:span text:style-name="T259">.println();</text:span></text:p>
      <text:p text:style-name="P4"><text:span text:style-name="T259"><text:tab/><text:tab/></text:span><text:span text:style-name="T260">for</text:span><text:span text:style-name="T261"><text:s/>(</text:span><text:span text:style-name="T262">int</text:span><text:span text:style-name="T263"><text:s/></text:span><text:span text:style-name="T264">i</text:span><text:span text:style-name="T265"><text:s/>= 0;<text:s/></text:span><text:span text:style-name="T266">i</text:span><text:span text:style-name="T267"><text:s/>&lt;<text:s/></text:span><text:span text:style-name="T268">A</text:span><text:span text:style-name="T269">.</text:span><text:span text:style-name="T270">length</text:span><text:span text:style-name="T271">;<text:s/></text:span><text:span text:style-name="T272">i</text:span><text:span text:style-name="T273">++) {</text:span></text:p>
      <text:p text:style-name="P4"><text:span text:style-name="T273"><text:tab/><text:tab/><text:tab/>System.</text:span><text:span text:style-name="T274">out</text:span><text:span text:style-name="T275">.printf(</text:span><text:span text:style-name="T276">"%9d"</text:span><text:span text:style-name="T277">,<text:s/></text:span><text:span text:style-name="T278">B</text:span><text:span text:style-name="T279">[</text:span><text:span text:style-name="T280">i</text:span><text:span text:style-name="T281">]);</text:span></text:p>
      <text:p text:style-name="P4"><text:span text:style-name="T281"><text:tab/><text:tab/>}</text:span></text:p>
      <text:p text:style-name="P4"><text:span text:style-name="T281"><text:tab/>}</text:span></text:p>
      <text:p text:style-name="P4"><text:span text:style-name="T282"/></text:p>
      <text:p text:style-name="P4"><text:span text:style-name="T283"><text:tab/></text:span><text:span text:style-name="T284">static</text:span><text:span text:style-name="T285"><text:s/></text:span><text:span text:style-name="T286">int</text:span><text:span text:style-name="T287">[] soma1(</text:span><text:span text:style-name="T288">int</text:span><text:span text:style-name="T289">[]<text:s/></text:span><text:span text:style-name="T290">A</text:span><text:span text:style-name="T291">) {</text:span></text:p>
      <text:p text:style-name="P4"><text:span text:style-name="T291"><text:tab/><text:tab/></text:span><text:span text:style-name="T292">long</text:span><text:span text:style-name="T293"><text:s/></text:span><text:span text:style-name="T294">tempo</text:span><text:span text:style-name="T295"><text:s/>= 1;</text:span></text:p>
      <text:p text:style-name="P4"><text:span text:style-name="T295"><text:tab/><text:tab/></text:span><text:span text:style-name="T296">int</text:span><text:span text:style-name="T297">[]<text:s/></text:span><text:span text:style-name="T298">B</text:span><text:span text:style-name="T299"><text:s/>=<text:s/></text:span><text:span text:style-name="T300">new</text:span><text:span text:style-name="T301"><text:s/></text:span><text:span text:style-name="T302">int</text:span><text:span text:style-name="T303">[</text:span><text:span text:style-name="T304">A</text:span><text:span text:style-name="T305">.</text:span><text:span text:style-name="T306">length</text:span><text:span text:style-name="T307">];</text:span></text:p>
      <text:p text:style-name="P4"><text:span text:style-name="T307"><text:tab/><text:tab/></text:span><text:span text:style-name="T308">for</text:span><text:span text:style-name="T309"><text:s/>(</text:span><text:span text:style-name="T310">int</text:span><text:span text:style-name="T311"><text:s/></text:span><text:span text:style-name="T312">i</text:span><text:span text:style-name="T313"><text:s/>= 0;<text:s/></text:span><text:span text:style-name="T314">i</text:span><text:span text:style-name="T315"><text:s/>&lt;<text:s/></text:span><text:span text:style-name="T316">A</text:span><text:span text:style-name="T317">.</text:span><text:span text:style-name="T318">length</text:span><text:span text:style-name="T319">;<text:s/></text:span><text:span text:style-name="T320">i</text:span><text:span text:style-name="T321">++) {</text:span></text:p>
      <text:p text:style-name="P4"><text:span text:style-name="T321"><text:tab/><text:tab/><text:tab/></text:span><text:span text:style-name="T322">for</text:span><text:span text:style-name="T323"><text:s/>(</text:span><text:span text:style-name="T324">int</text:span><text:span text:style-name="T325"><text:s/></text:span><text:span text:style-name="T326">j</text:span><text:span text:style-name="T327"><text:s/>= 0;<text:s/></text:span><text:span text:style-name="T328">j</text:span><text:span text:style-name="T329"><text:s/>&lt;=<text:s/></text:span><text:span text:style-name="T330">i</text:span><text:span text:style-name="T331">;<text:s/></text:span><text:span text:style-name="T332">j</text:span><text:span text:style-name="T333">++) {</text:span></text:p>
      <text:p text:style-name="P4"><text:span text:style-name="T333"><text:tab/><text:tab/><text:tab/><text:tab/></text:span><text:span text:style-name="T334">try</text:span><text:span text:style-name="T335"><text:s/>{</text:span></text:p>
      <text:p text:style-name="P4"><text:span text:style-name="T335"><text:tab/><text:tab/><text:tab/><text:tab/><text:tab/>TimeUnit.</text:span><text:span text:style-name="T336">MILLISECONDS</text:span><text:span text:style-name="T337">.sleep(</text:span><text:span text:style-name="T338">tempo</text:span><text:span text:style-name="T339">);</text:span></text:p>
      <text:p text:style-name="P4"><text:span text:style-name="T339"><text:tab/><text:tab/><text:tab/><text:tab/>}<text:s/></text:span><text:span text:style-name="T340">catch</text:span><text:span text:style-name="T341"><text:s/>(InterruptedException<text:s/></text:span><text:span text:style-name="T342">e</text:span><text:span text:style-name="T343">) {</text:span></text:p>
      <text:p text:style-name="P4"><text:span text:style-name="T343"><text:tab/><text:tab/><text:tab/><text:tab/><text:tab/></text:span><text:span text:style-name="T344">e</text:span><text:span text:style-name="T345">.printStackTrace();</text:span></text:p>
      <text:p text:style-name="P4"><text:span text:style-name="T345"><text:tab/><text:tab/><text:tab/><text:tab/>}</text:span></text:p>
      <text:p text:style-name="P4"><text:span text:style-name="T345"><text:tab/><text:tab/><text:tab/><text:tab/></text:span><text:span text:style-name="T346">B</text:span><text:span text:style-name="T347">[</text:span><text:span text:style-name="T348">i</text:span><text:span text:style-name="T349">] +=<text:s/></text:span><text:span text:style-name="T350">A</text:span><text:span text:style-name="T351">[</text:span><text:span text:style-name="T352">j</text:span><text:span text:style-name="T353">];</text:span></text:p>
      <text:p text:style-name="P4"><text:span text:style-name="T353"><text:tab/><text:tab/><text:tab/>}</text:span></text:p>
      <text:p text:style-name="P4"><text:span text:style-name="T353"><text:tab/><text:tab/>}</text:span></text:p>
      <text:p text:style-name="P4"><text:span text:style-name="T353"><text:tab/><text:tab/></text:span><text:span text:style-name="T354">return</text:span><text:span text:style-name="T355"><text:s/></text:span><text:span text:style-name="T356">B</text:span><text:span text:style-name="T357">;</text:span></text:p>
      <text:p text:style-name="P4"><text:span text:style-name="T357"><text:tab/>}</text:span></text:p>
      <text:p text:style-name="P4"><text:span text:style-name="T358"/></text:p>
      <text:p text:style-name="P4"><text:span text:style-name="T359"><text:tab/></text:span><text:span text:style-name="T360">static</text:span><text:span text:style-name="T361"><text:s/></text:span><text:span text:style-name="T362">int</text:span><text:span text:style-name="T363">[] soma2(</text:span><text:span text:style-name="T364">int</text:span><text:span text:style-name="T365">[]<text:s/></text:span><text:span text:style-name="T366">A</text:span><text:span text:style-name="T367">) {</text:span></text:p>
      <text:p text:style-name="P4"><text:span text:style-name="T367"><text:tab/><text:tab/></text:span><text:span text:style-name="T368">long</text:span><text:span text:style-name="T369"><text:s/></text:span><text:span text:style-name="T370">tempo</text:span><text:span text:style-name="T371"><text:s/>= 1;</text:span></text:p>
      <text:p text:style-name="P4"><text:span text:style-name="T371"><text:tab/><text:tab/></text:span><text:span text:style-name="T372">int</text:span><text:span text:style-name="T373">[]<text:s/></text:span><text:span text:style-name="T374">B</text:span><text:span text:style-name="T375"><text:s/>=<text:s/></text:span><text:span text:style-name="T376">new</text:span><text:span text:style-name="T377"><text:s/></text:span><text:span text:style-name="T378">int</text:span><text:span text:style-name="T379">[</text:span><text:span text:style-name="T380">A</text:span><text:span text:style-name="T381">.</text:span><text:span text:style-name="T382">length</text:span><text:span text:style-name="T383">];</text:span></text:p>
      <text:p text:style-name="P4"><text:span text:style-name="T383"><text:tab/><text:tab/></text:span><text:span text:style-name="T384">for</text:span><text:span text:style-name="T385"><text:s/>(</text:span><text:span text:style-name="T386">int</text:span><text:span text:style-name="T387"><text:s/></text:span><text:span text:style-name="T388">i</text:span><text:span text:style-name="T389"><text:s/>= 0;<text:s/></text:span><text:span text:style-name="T390">i</text:span><text:span text:style-name="T391"><text:s/>&lt;<text:s/></text:span><text:span text:style-name="T392">A</text:span><text:span text:style-name="T393">.</text:span><text:span text:style-name="T394">length</text:span><text:span text:style-name="T395">/2;<text:s/></text:span><text:span text:style-name="T396">i</text:span><text:span text:style-name="T397">++) {</text:span></text:p>
      <text:p text:style-name="P4"><text:span text:style-name="T397"><text:tab/><text:tab/><text:tab/></text:span><text:span text:style-name="T398">for</text:span><text:span text:style-name="T399"><text:s/>(</text:span><text:span text:style-name="T400">int</text:span><text:span text:style-name="T401"><text:s/></text:span><text:span text:style-name="T402">j</text:span><text:span text:style-name="T403"><text:s/>= 0;<text:s/></text:span><text:span text:style-name="T404">j</text:span><text:span text:style-name="T405"><text:s/>&lt;=<text:s/></text:span><text:span text:style-name="T406">i</text:span><text:span text:style-name="T407">;<text:s/></text:span><text:span text:style-name="T408">j</text:span><text:span text:style-name="T409">++) {</text:span></text:p>
      <text:p text:style-name="P4"><text:span text:style-name="T409"><text:tab/><text:tab/><text:tab/><text:tab/></text:span><text:span text:style-name="T410">try</text:span><text:span text:style-name="T411"><text:s/>{</text:span></text:p>
      <text:p text:style-name="P4"><text:span text:style-name="T411"><text:tab/><text:tab/><text:tab/><text:tab/><text:tab/>TimeUnit.</text:span><text:span text:style-name="T412">MILLISECONDS</text:span><text:span text:style-name="T413">.sleep(</text:span><text:span text:style-name="T414">tempo</text:span><text:span text:style-name="T415">);</text:span></text:p>
      <text:p text:style-name="P4"><text:span text:style-name="T415"><text:tab/><text:tab/><text:tab/><text:tab/>}<text:s/></text:span><text:span text:style-name="T416">catch</text:span><text:span text:style-name="T417"><text:s/>(InterruptedException<text:s/></text:span><text:span text:style-name="T418">e</text:span><text:span text:style-name="T419">) {</text:span></text:p>
      <text:p text:style-name="P4"><text:span text:style-name="T419"><text:tab/><text:tab/><text:tab/><text:tab/><text:tab/></text:span><text:span text:style-name="T420">e</text:span><text:span text:style-name="T421">.printStackTrace();</text:span></text:p>
      <text:p text:style-name="P4"><text:span text:style-name="T421"><text:tab/><text:tab/><text:tab/><text:tab/>}</text:span></text:p>
      <text:p text:style-name="P4"><text:span text:style-name="T421"><text:tab/><text:tab/><text:tab/><text:tab/></text:span><text:span text:style-name="T422">B</text:span><text:span text:style-name="T423">[</text:span><text:span text:style-name="T424">i</text:span><text:span text:style-name="T425">] +=<text:s/></text:span><text:span text:style-name="T426">A</text:span><text:span text:style-name="T427">[</text:span><text:span text:style-name="T428">j</text:span><text:span text:style-name="T429">];</text:span></text:p>
      <text:p text:style-name="P4"><text:span text:style-name="T429"><text:tab/><text:tab/><text:tab/>}</text:span></text:p>
      <text:p text:style-name="P4"><text:span text:style-name="T429"><text:tab/><text:tab/>}</text:span></text:p>
      <text:p text:style-name="P4"><text:span text:style-name="T429"><text:tab/><text:tab/></text:span><text:span text:style-name="T430">for</text:span><text:span text:style-name="T431"><text:s/>(</text:span><text:span text:style-name="T432">int</text:span><text:span text:style-name="T433"><text:s/></text:span><text:span text:style-name="T434">i</text:span><text:span text:style-name="T435"><text:s/>=<text:s/></text:span><text:span text:style-name="T436">A</text:span><text:span text:style-name="T437">.</text:span><text:span text:style-name="T438">length</text:span><text:span text:style-name="T439">/2;<text:s/></text:span><text:span text:style-name="T440">i</text:span><text:span text:style-name="T441"><text:s/>&lt;<text:s/></text:span><text:span text:style-name="T442">A</text:span><text:span text:style-name="T443">.</text:span><text:span text:style-name="T444">length</text:span><text:span text:style-name="T445">;<text:s/></text:span><text:span text:style-name="T446">i</text:span><text:span text:style-name="T447">++) {</text:span></text:p>
      <text:p text:style-name="P4"><text:span text:style-name="T447"><text:tab/><text:tab/><text:tab/></text:span><text:span text:style-name="T448">for</text:span><text:span text:style-name="T449"><text:s/>(</text:span><text:span text:style-name="T450">int</text:span><text:span text:style-name="T451"><text:s/></text:span><text:span text:style-name="T452">j</text:span><text:span text:style-name="T453"><text:s/>=<text:s/></text:span><text:span text:style-name="T454">A</text:span><text:span text:style-name="T455">.</text:span><text:span text:style-name="T456">length</text:span><text:span text:style-name="T457">/2;<text:s/></text:span><text:span text:style-name="T458">j</text:span><text:span text:style-name="T459"><text:s/>&lt;=<text:s/></text:span><text:span text:style-name="T460">i</text:span><text:span text:style-name="T461">;<text:s/></text:span><text:span text:style-name="T462">j</text:span><text:span text:style-name="T463">++) {</text:span></text:p>
      <text:p text:style-name="P4"><text:span text:style-name="T463"><text:tab/><text:tab/><text:tab/><text:tab/></text:span><text:span text:style-name="T464">try</text:span><text:span text:style-name="T465"><text:s/>{</text:span></text:p>
      <text:p text:style-name="P4"><text:span text:style-name="T465"><text:tab/><text:tab/><text:tab/><text:tab/><text:tab/>TimeUnit.</text:span><text:span text:style-name="T466">MILLISECONDS</text:span><text:span text:style-name="T467">.sleep(</text:span><text:span text:style-name="T468">tempo</text:span><text:span text:style-name="T469">);</text:span></text:p>
      <text:p text:style-name="P4"><text:span text:style-name="T469"><text:tab/><text:tab/><text:tab/><text:tab/>}<text:s/></text:span><text:span text:style-name="T470">catch</text:span><text:span text:style-name="T471"><text:s/>(InterruptedException<text:s/></text:span><text:span text:style-name="T472">e</text:span><text:span text:style-name="T473">) {</text:span></text:p>
      <text:p text:style-name="P4"><text:span text:style-name="T473"><text:tab/><text:tab/><text:tab/><text:tab/><text:tab/></text:span><text:span text:style-name="T474">e</text:span><text:span text:style-name="T475">.printStackTrace();</text:span></text:p>
      <text:p text:style-name="P4"><text:span text:style-name="T475"><text:tab/><text:tab/><text:tab/><text:tab/>}</text:span></text:p>
      <text:p text:style-name="P4"><text:span text:style-name="T475"><text:tab/><text:tab/><text:tab/><text:tab/></text:span><text:span text:style-name="T476">B</text:span><text:span text:style-name="T477">[</text:span><text:span text:style-name="T478">i</text:span><text:span text:style-name="T479">] +=<text:s/></text:span><text:span text:style-name="T480">A</text:span><text:span text:style-name="T481">[</text:span><text:span text:style-name="T482">j</text:span><text:span text:style-name="T483">];</text:span></text:p>
      <text:p text:style-name="P4"><text:span text:style-name="T483"><text:tab/><text:tab/><text:tab/>}</text:span></text:p>
      <text:p text:style-name="P4"><text:span text:style-name="T483"><text:tab/><text:tab/>}</text:span></text:p>
      <text:p text:style-name="P4"><text:span text:style-name="T483"><text:tab/><text:tab/></text:span><text:span text:style-name="T484">int</text:span><text:span text:style-name="T485"><text:s/></text:span><text:span text:style-name="T486">soma</text:span><text:span text:style-name="T487"><text:s/>= 0;</text:span></text:p>
      <text:p text:style-name="P4"><text:span text:style-name="T487"><text:tab/><text:tab/></text:span><text:span text:style-name="T488">if</text:span><text:span text:style-name="T489"><text:s/>(</text:span><text:span text:style-name="T490">A</text:span><text:span text:style-name="T491">.</text:span><text:span text:style-name="T492">length</text:span><text:span text:style-name="T493">/2 - 1 &gt;= 0) {</text:span></text:p>
      <text:p text:style-name="P4"><text:span text:style-name="T493"><text:tab/><text:tab/><text:tab/></text:span><text:span text:style-name="T494">soma</text:span><text:span text:style-name="T495"><text:s/>=<text:s/></text:span><text:span text:style-name="T496">B</text:span><text:span text:style-name="T497">[</text:span><text:span text:style-name="T498">A</text:span><text:span text:style-name="T499">.</text:span><text:span text:style-name="T500">length</text:span><text:span text:style-name="T501">/2 - 1];</text:span></text:p>
      <text:p text:style-name="P4"><text:span text:style-name="T501"><text:tab/><text:tab/>}</text:span></text:p>
      <text:p text:style-name="P4"><text:span text:style-name="T501"><text:tab/><text:tab/></text:span><text:span text:style-name="T502">for</text:span><text:span text:style-name="T503"><text:s/>(</text:span><text:span text:style-name="T504">int</text:span><text:span text:style-name="T505"><text:s/></text:span><text:span text:style-name="T506">i</text:span><text:span text:style-name="T507"><text:s/>=<text:s/></text:span><text:span text:style-name="T508">A</text:span><text:span text:style-name="T509">.</text:span><text:span text:style-name="T510">length</text:span><text:span text:style-name="T511">/2;<text:s/></text:span><text:span text:style-name="T512">i</text:span><text:span text:style-name="T513"><text:s/>&lt;<text:s/></text:span><text:span text:style-name="T514">A</text:span><text:span text:style-name="T515">.</text:span><text:span text:style-name="T516">length</text:span><text:span text:style-name="T517">;<text:s/></text:span><text:span text:style-name="T518">i</text:span><text:span text:style-name="T519">++) {</text:span></text:p>
      <text:p text:style-name="P4"><text:span text:style-name="T519"><text:tab/><text:tab/><text:tab/></text:span><text:span text:style-name="T520">try</text:span><text:span text:style-name="T521"><text:s/>{</text:span></text:p>
      <text:p text:style-name="P4"><text:span text:style-name="T521"><text:tab/><text:tab/><text:tab/><text:tab/>TimeUnit.</text:span><text:span text:style-name="T522">MILLISECONDS</text:span><text:span text:style-name="T523">.sleep(</text:span><text:span text:style-name="T524">tempo</text:span><text:span text:style-name="T525">);</text:span></text:p>
      <text:p text:style-name="P4"><text:span text:style-name="T525"><text:tab/><text:tab/><text:tab/>}<text:s/></text:span><text:span text:style-name="T526">catch</text:span><text:span text:style-name="T527"><text:s/>(InterruptedException<text:s/></text:span><text:span text:style-name="T528">e</text:span><text:span text:style-name="T529">) {</text:span></text:p>
      <text:p text:style-name="P4"><text:span text:style-name="T529"><text:tab/><text:tab/><text:tab/><text:tab/></text:span><text:span text:style-name="T530">e</text:span><text:span text:style-name="T531">.printStackTrace();</text:span></text:p>
      <text:p text:style-name="P4"><text:span text:style-name="T531"><text:tab/><text:tab/><text:tab/>}</text:span></text:p>
      <text:p text:style-name="P4"><text:span text:style-name="T531"><text:tab/><text:tab/><text:tab/></text:span><text:span text:style-name="T532">B</text:span><text:span text:style-name="T533">[</text:span><text:span text:style-name="T534">i</text:span><text:span text:style-name="T535">] =<text:s/></text:span><text:span text:style-name="T536">B</text:span><text:span text:style-name="T537">[</text:span><text:span text:style-name="T538">i</text:span><text:span text:style-name="T539">] +<text:s/></text:span><text:span text:style-name="T540">soma</text:span><text:span text:style-name="T541">;</text:span></text:p>
      <text:p text:style-name="P4"><text:span text:style-name="T541"><text:tab/><text:tab/>}</text:span></text:p>
      <text:p text:style-name="P4"><text:span text:style-name="T541"><text:tab/><text:tab/></text:span><text:span text:style-name="T542">return</text:span><text:span text:style-name="T543"><text:s/></text:span><text:span text:style-name="T544">B</text:span><text:span text:style-name="T545">;</text:span></text:p>
      <text:p text:style-name="P4"><text:span text:style-name="T545"><text:tab/>}</text:span></text:p>
      <text:p text:style-name="P4"><text:span text:style-name="T546"/></text:p>
      <text:p text:style-name="P4"><text:span text:style-name="T547"><text:tab/></text:span><text:span text:style-name="T548">static</text:span><text:span text:style-name="T549"><text:s/></text:span><text:span text:style-name="T550">int</text:span><text:span text:style-name="T551">[] soma3(</text:span><text:span text:style-name="T552">int</text:span><text:span text:style-name="T553">[]<text:s/></text:span><text:span text:style-name="T554">A</text:span><text:span text:style-name="T555">) {</text:span></text:p>
      <text:p text:style-name="P4"><text:span text:style-name="T555"><text:tab/><text:tab/></text:span><text:span text:style-name="T556">long</text:span><text:span text:style-name="T557"><text:s/></text:span><text:span text:style-name="T558">tempo</text:span><text:span text:style-name="T559"><text:s/>= 1;</text:span></text:p>
      <text:p text:style-name="P4"><text:span text:style-name="T559"><text:tab/><text:tab/></text:span><text:span text:style-name="T560">int</text:span><text:span text:style-name="T561">[]<text:s/></text:span><text:span text:style-name="T562">B</text:span><text:span text:style-name="T563"><text:s/>=<text:s/></text:span><text:span text:style-name="T564">new</text:span><text:span text:style-name="T565"><text:s/></text:span><text:span text:style-name="T566">int</text:span><text:span text:style-name="T567">[</text:span><text:span text:style-name="T568">A</text:span><text:span text:style-name="T569">.</text:span><text:span text:style-name="T570">length</text:span><text:span text:style-name="T571">];</text:span></text:p>
      <text:p text:style-name="P4"><text:span text:style-name="T571"><text:tab/><text:tab/></text:span><text:span text:style-name="T572">B</text:span><text:span text:style-name="T573">[0] =<text:s/></text:span><text:span text:style-name="T574">A</text:span><text:span text:style-name="T575">[0];</text:span></text:p>
      <text:p text:style-name="P4"><text:span text:style-name="T575"><text:tab/><text:tab/></text:span><text:span text:style-name="T576">for</text:span><text:span text:style-name="T577"><text:s/>(</text:span><text:span text:style-name="T578">int</text:span><text:span text:style-name="T579"><text:s/></text:span><text:span text:style-name="T580">i</text:span><text:span text:style-name="T581"><text:s/>= 1;<text:s/></text:span><text:span text:style-name="T582">i</text:span><text:span text:style-name="T583"><text:s/>&lt;<text:s/></text:span><text:span text:style-name="T584">A</text:span><text:span text:style-name="T585">.</text:span><text:span text:style-name="T586">length</text:span><text:span text:style-name="T587">;<text:s/></text:span><text:span text:style-name="T588">i</text:span><text:span text:style-name="T589">++) {</text:span></text:p>
      <text:p text:style-name="P4"><text:span text:style-name="T589"><text:tab/><text:tab/><text:tab/></text:span><text:span text:style-name="T590">try</text:span><text:span text:style-name="T591"><text:s/>{</text:span></text:p>
      <text:p text:style-name="P4"><text:span text:style-name="T591"><text:tab/><text:tab/><text:tab/><text:tab/>TimeUnit.</text:span><text:span text:style-name="T592">MILLISECONDS</text:span><text:span text:style-name="T593">.sleep(</text:span><text:span text:style-name="T594">tempo</text:span><text:span text:style-name="T595">);</text:span></text:p>
      <text:p text:style-name="P4"><text:span text:style-name="T595"><text:tab/><text:tab/><text:tab/>}<text:s/></text:span><text:span text:style-name="T596">catch</text:span><text:span text:style-name="T597"><text:s/>(InterruptedException<text:s/></text:span><text:span text:style-name="T598">e</text:span><text:span text:style-name="T599">) {</text:span></text:p>
      <text:p text:style-name="P4"><text:span text:style-name="T599"><text:tab/><text:tab/><text:tab/><text:tab/></text:span><text:span text:style-name="T600">e</text:span><text:span text:style-name="T601">.printStackTrace();</text:span></text:p>
      <text:p text:style-name="P4"><text:span text:style-name="T601"><text:tab/><text:tab/><text:tab/>}</text:span></text:p>
      <text:p text:style-name="P4"><text:span text:style-name="T601"><text:tab/><text:tab/><text:tab/></text:span><text:span text:style-name="T602">B</text:span><text:span text:style-name="T603">[</text:span><text:span text:style-name="T604">i</text:span><text:span text:style-name="T605">] =<text:s/></text:span><text:span text:style-name="T606">B</text:span><text:span text:style-name="T607">[</text:span><text:span text:style-name="T608">i</text:span><text:span text:style-name="T609">-1] +<text:s/></text:span><text:span text:style-name="T610">A</text:span><text:span text:style-name="T611">[</text:span><text:span text:style-name="T612">i</text:span><text:span text:style-name="T613">];</text:span></text:p>
      <text:p text:style-name="P4"><text:span text:style-name="T613"><text:tab/><text:tab/>}</text:span></text:p>
      <text:p text:style-name="P4"><text:span text:style-name="T613"><text:tab/><text:tab/></text:span><text:span text:style-name="T614">return</text:span><text:span text:style-name="T615"><text:s/></text:span><text:span text:style-name="T616">B</text:span><text:span text:style-name="T617">;</text:span></text:p>
      <text:p text:style-name="P4"><text:span text:style-name="T617"><text:tab/>}</text:span></text:p>
      <text:p text:style-name="P4"><text:span text:style-name="T618"/></text:p>
      <text:p text:style-name="P4"><text:span text:style-name="T619">}</text:span></text:p>
      <text:p text:style-name="P5"><text:span text:style-name="T620"/></text:p>
      <text:p text:style-name="P5"><text:span text:style-name="T621">Passo 2:</text:span><text:span text:style-name="T622"><text:s/>Executar o código e preencher o resultado na planilha disponibilizada. Escreva aqui as duas últimas linhas de saída do seu programa.</text:span></text:p>
      <text:p text:style-name="P5"><text:span text:style-name="T623"/></text:p>
      <text:p text:style-name="P5"><text:span text:style-name="T624">Passo 3:</text:span><text:span text:style-name="T625"><text:s/>Analisando o gráfico, liste as três funções executadas por ordem de tempo de execução (da mais rápida para a mais lenta).</text:span></text:p>
      <text:p text:style-name="P5"><text:span text:style-name="T626"><text:tab/>R: soma3, soma2, soma1.</text:span></text:p>
      <text:p text:style-name="P5"><text:span text:style-name="T627"/></text:p>
      <text:p text:style-name="P5"><text:span text:style-name="T628">Passo 4:</text:span><text:span text:style-name="T629"><text:s/>Analisando o gráfico, utilize a notação<text:s/></text:span><text:span text:style-name="T630">Θ</text:span><text:span text:style-name="T631"><text:s/>para indicar a ordem de crescimento (constante, linear, linear</text:span><text:span text:style-name="T632">ítmico, quadrático, etc.) do tempo de execução de cada uma das funções executadas.</text:span></text:p>
      <text:p text:style-name="P5"><text:span text:style-name="T633"><text:tab/>R: Pelo gráfico:</text:span></text:p>
      <text:p text:style-name="P5"><text:span text:style-name="T633"><text:s text:c="16"/>(soma1)<text:s/></text:span><text:span text:style-name="T634">Θ</text:span><text:span text:style-name="T635"><text:s/>(n</text:span><text:span text:style-name="T636">²</text:span><text:span text:style-name="T637">)</text:span></text:p>
      <text:p text:style-name="P5"><text:span text:style-name="T638"><text:s text:c="16"/></text:span><text:span text:style-name="T639">(soma2)<text:s/></text:span><text:span text:style-name="T640">Θ<text:s/></text:span><text:span text:style-name="T641">(n</text:span><text:span text:style-name="T642">²</text:span><text:span text:style-name="T643">)</text:span></text:p>
      <text:p text:style-name="P5"><text:span text:style-name="T644"><text:s text:c="16"/></text:span><text:span text:style-name="T645">(soma3)<text:s/></text:span><text:span text:style-name="T646">Θ<text:s/></text:span><text:span text:style-name="T647">(n)</text:span></text:p>
      <text:p text:style-name="P5"><text:span text:style-name="T648"/></text:p>
      <text:p text:style-name="P5"><text:span text:style-name="T649">Passo 5:</text:span><text:span text:style-name="T650"><text:s/>Realize a análise de complexidade de cada uma das três funções.</text:span></text:p>
      <text:p text:style-name="P5"><text:span text:style-name="T650">Obs.1: Desconsidere o bloco<text:s/></text:span><text:span text:style-name="T651">try catch</text:span><text:span text:style-name="T652">.</text:span></text:p>
      <text:p text:style-name="P5"><text:span text:style-name="T652">Obs.2: Atribua um custo para cada instrução e indique a quantidade de vezes que a instrução é executada.</text:span></text:p>
      <text:p text:style-name="P5"><text:span text:style-name="T652">Obs.3: Indique a complexidade utilizando notação<text:s/></text:span><text:span text:style-name="T653">Θ</text:span><text:span text:style-name="T654">.</text:span></text:p>
      <text:p text:style-name="P5"><text:span text:style-name="T655"><text:tab/>R: </text:span></text:p>
      <text:p text:style-name="P5"><draw:frame text:anchor-type="as-char" svg:width="67.73mm" svg:height="28.84mm" style:rel-width="scale" style:rel-height="scale"><draw:object-ole xlink:href="OleObj1"/><draw:image xlink:href="ObjectReplacements/OleObj1"/></draw:frame><draw:frame text:anchor-type="as-char" svg:width="94.72mm" svg:height="87.05mm" style:rel-width="scale" style:rel-height="scale"><draw:object-ole xlink:href="OleObj2"/><draw:image xlink:href="ObjectReplacements/OleObj2"/></draw:frame><text:span text:style-name="T656"/></text:p>
      <text:p text:style-name="P5"><draw:frame text:anchor-type="as-char" svg:width="71.17mm" svg:height="31.75mm" style:rel-width="scale" style:rel-height="scale"><draw:object-ole xlink:href="OleObj3"/><draw:image xlink:href="ObjectReplacements/OleObj3"/></draw:frame><text:span text:style-name="T656"/></text:p>
      <text:p text:style-name="P6"><text:span text:style-name="T657"/></text:p>
      <text:p text:style-name="P6"><text:span text:style-name="T657"><text:s text:c="16"/>(soma1)<text:s/></text:span><text:span text:style-name="T658">Θ</text:span><text:span text:style-name="T659"><text:s/>(n</text:span><text:span text:style-name="T660">²</text:span><text:span text:style-name="T661">)</text:span></text:p>
      <text:p text:style-name="P6"><text:span text:style-name="T662"><text:s text:c="16"/></text:span><text:span text:style-name="T663">(soma2)<text:s/></text:span><text:span text:style-name="T664">Θ<text:s/></text:span><text:span text:style-name="T665">(n</text:span><text:span text:style-name="T666">²/4</text:span><text:span text:style-name="T667">)</text:span></text:p>
      <text:p text:style-name="P6"><text:span text:style-name="T668"><text:s text:c="16"/></text:span><text:span text:style-name="T669">(soma3)<text:s/></text:span><text:span text:style-name="T670">Θ<text:s/></text:span><text:span text:style-name="T671">(n)</text:span></text:p>
      <text:p text:style-name="P7"><text:span text:style-name="T672"/></text:p>
      <text:p text:style-name="P7"><text:span text:style-name="T672"/></text:p>
      <text:p text:style-name="P7"><text:span text:style-name="T672"/></text:p>
      <text:p text:style-name="P7"><text:span text:style-name="T673">Passo 6:</text:span><text:span text:style-name="T674"><text:s/>Para simular a execução da função<text:s/></text:span><text:span text:style-name="T675">soma2</text:span><text:span text:style-name="T676"><text:s/>em uma máquina mais lenta, modifique seu tempo de hibernação para 3ms. Executar o código e preencher o resultado na planilha disponibilizada.</text:span></text:p>
      <text:p text:style-name="P7"><text:span text:style-name="T677"/></text:p>
      <text:p text:style-name="P7"><text:span text:style-name="T678">Passo 7:</text:span><text:span text:style-name="T679"><text:s/>Analisando o gráfico, liste as três funções executadas por ordem de tempo de execução (da mais rápida para a mais lenta).</text:span></text:p>
      <text:p text:style-name="P7"><text:span text:style-name="T679"/></text:p>
      <text:p text:style-name="P7"><text:span text:style-name="T680"><text:tab/>R: soma3, soma1, soma2.</text:span><text:span text:style-name="T681"/></text:p>
      <text:p text:style-name="P7"><text:span text:style-name="T682"/></text:p>
      <text:p text:style-name="P7"><text:span text:style-name="T683">Passo 8:</text:span><text:span text:style-name="T684"><text:s/>A ordem de crescimento (constante, linear, linearítmico, quadrático, etc.) do tempo de execução da função<text:s/></text:span><text:span text:style-name="T685">soma2</text:span><text:span text:style-name="T686"><text:s/>se modificou? Justifique sua resposta.</text:span></text:p>
      <text:p text:style-name="P7"><text:span text:style-name="T687"><text:tab/>R: A sua ordem de crescimento não mudou, pois a sua complexidade computacional continua a mesma, o que mudou foi apenas a "máquina" em que foi executada o algoritmo.</text:span><text:span text:style-name="T688"/></text:p>
      <text:p text:style-name="P7"><text:span text:style-name="T689"/></text:p>
      <text:p text:style-name="P7"><text:span text:style-name="T690">Passo 9:</text:span><text:span text:style-name="T691"><text:s/>Para simular a execução da função<text:s/></text:span><text:span text:style-name="T692">soma3</text:span><text:span text:style-name="T693"><text:s/>em uma máquina mais lenta, modifique seu tempo de hibernação para 100ms. Executar o código e preencher o resultado na planilha disponibilizada.</text:span></text:p>
      <text:p text:style-name="P7"><text:span text:style-name="T693">Obs.1: Mantenha o tempo de hibernação da função<text:s/></text:span><text:span text:style-name="T694">soma2</text:span><text:span text:style-name="T695"><text:s/>em 3ms.</text:span></text:p>
      <text:p text:style-name="P7"><text:span text:style-name="T696"/></text:p>
      <text:p text:style-name="P7"><text:span text:style-name="T697">Passo 10:</text:span><text:span text:style-name="T698"><text:s/>Analisando o gráfico, liste as três funções executadas por ordem de tempo de execução (da mais rápida para a mais lenta).</text:span></text:p>
      <text:p text:style-name="P7"><text:span text:style-name="T699"><text:tab/>R: soma1, soma2, soma3</text:span><text:span text:style-name="T700"/></text:p>
      <text:p text:style-name="P7"><text:span text:style-name="T701"/></text:p>
      <text:p text:style-name="P7"><text:span text:style-name="T702">Passo 11:</text:span><text:span text:style-name="T703"><text:s/>A ordem de crescimento (constante, linear, linearítmico, quadrático, etc.) do tempo de execução da função<text:s/></text:span><text:span text:style-name="T704">soma3</text:span><text:span text:style-name="T705"><text:s/>se modificou? Justifique sua resposta.</text:span></text:p>
      <text:p text:style-name="P7"><text:span text:style-name="T706"><text:tab/>R: A sua ordem de crescimento não mudou, pois a sua complexidade computacional continua a mesma, o que mudou foi apenas a "máquina" em que foi executada o algoritmo.</text:span><text:span text:style-name="T707"/></text:p>
      <text:p text:style-name="P7"><text:span text:style-name="T708"/></text:p>
      <text:p text:style-name="P7"><text:span text:style-name="T709">Passo 12:</text:span><text:span text:style-name="T710"><text:s/>Para um vetor de tamanho suficientemente grande, independentemente da máquina utilizada para executar cada algoritmo, qual função executará em menor tempo? Justifique sua resposta.</text:span></text:p>
      <text:p text:style-name="P7"><text:span text:style-name="T711"><text:tab/>R: Para um tamanho suficientemente grande e para as máquinas com poder computacional equivalentes, a soma3() sempre terá o tempo de execução menor do que os outros dois algoritmos, pois na timeline das classes de complexidade, a sua é menos complexa que os outros dois algoritmos. Sendo a sua classe de complexidade<text:s/></text:span><text:span text:style-name="T712">Θ<text:s/></text:span><text:span text:style-name="T713">(n)</text:span><text:span text:style-name="T714">.</text:span></text:p>
      <text:p text:style-name="P7"><text:span text:style-name="T715"/></text:p>
      <text:p text:style-name="P7"><text:span text:style-name="T716">Exercício 2</text:span></text:p>
      <text:p text:style-name="P7"><text:span text:style-name="T717"/></text:p>
      <text:p text:style-name="P7"><text:span text:style-name="T718">Passo 1:</text:span><text:span text:style-name="T719"><text:s/>Implementar o seguinte código em Java ou equivalente em outra linguagem de programação.</text:span></text:p>
      <text:p text:style-name="P7"><text:span text:style-name="T720"/></text:p>
      <text:p text:style-name="P7"><text:span text:style-name="T721">import</text:span><text:span text:style-name="T722"><text:s/>java.util.Random;</text:span></text:p>
      <text:p text:style-name="P8"><text:span text:style-name="T723">import</text:span><text:span text:style-name="T724"><text:s/>java.util.concurrent.TimeUnit;</text:span></text:p>
      <text:p text:style-name="P8"><text:span text:style-name="T725"/></text:p>
      <text:p text:style-name="P8"><text:span text:style-name="T726">public</text:span><text:span text:style-name="T727"><text:s/></text:span><text:span text:style-name="T728">class</text:span><text:span text:style-name="T729"><text:s/>Busca {</text:span></text:p>
      <text:p text:style-name="P8"><text:span text:style-name="T729"><text:tab/></text:span><text:span text:style-name="T730">public</text:span><text:span text:style-name="T731"><text:s/></text:span><text:span text:style-name="T732">static</text:span><text:span text:style-name="T733"><text:s/></text:span><text:span text:style-name="T734">void</text:span><text:span text:style-name="T735"><text:s/>main(String[]<text:s/></text:span><text:span text:style-name="T736">args</text:span><text:span text:style-name="T737">) {</text:span></text:p>
      <text:p text:style-name="P8"><text:span text:style-name="T737"><text:tab/><text:tab/></text:span><text:span text:style-name="T738">int</text:span><text:span text:style-name="T739">[]<text:s/></text:span><text:span text:style-name="T740">A</text:span><text:span text:style-name="T741">;<text:s/></text:span><text:span text:style-name="T742">int</text:span><text:span text:style-name="T743"><text:s/></text:span><text:span text:style-name="T744">chave</text:span><text:span text:style-name="T745">;</text:span></text:p>
      <text:p text:style-name="P8"><text:span text:style-name="T745"><text:tab/><text:tab/></text:span><text:span text:style-name="T746">double</text:span><text:span text:style-name="T747"><text:s/></text:span><text:span text:style-name="T748">inicio1</text:span><text:span text:style-name="T749">,<text:s/></text:span><text:span text:style-name="T750">fim1</text:span><text:span text:style-name="T751">,<text:s/></text:span><text:span text:style-name="T752">tempo1</text:span><text:span text:style-name="T753">;</text:span></text:p>
      <text:p text:style-name="P8"><text:span text:style-name="T753"><text:tab/><text:tab/></text:span><text:span text:style-name="T754">double</text:span><text:span text:style-name="T755"><text:s/></text:span><text:span text:style-name="T756">inicio2</text:span><text:span text:style-name="T757">,<text:s/></text:span><text:span text:style-name="T758">fim2</text:span><text:span text:style-name="T759">,<text:s/></text:span><text:span text:style-name="T760">tempo2</text:span><text:span text:style-name="T761">;</text:span></text:p>
      <text:p text:style-name="P8"><text:span text:style-name="T761"><text:tab/><text:tab/></text:span></text:p>
      <text:p text:style-name="P8"><text:span text:style-name="T761"><text:tab/><text:tab/>System.</text:span><text:span text:style-name="T762">out</text:span><text:span text:style-name="T763">.printf(</text:span><text:span text:style-name="T764">"%20s%30s%30s\n"</text:span><text:span text:style-name="T765">,</text:span><text:span text:style-name="T766">"n"</text:span><text:span text:style-name="T767">,<text:s/></text:span><text:span text:style-name="T768">"linear"</text:span><text:span text:style-name="T769">,<text:s/></text:span><text:span text:style-name="T770">"binária"</text:span><text:span text:style-name="T771">);</text:span></text:p>
      <text:p text:style-name="P8"><text:span text:style-name="T771"><text:tab/><text:tab/>System.</text:span><text:span text:style-name="T772">out</text:span><text:span text:style-name="T773">.println(</text:span><text:span text:style-name="T774">"----------------------------------------------"</text:span><text:span text:style-name="T775">);</text:span></text:p>
      <text:p text:style-name="P8"><text:span text:style-name="T775"><text:tab/><text:tab/></text:span><text:span text:style-name="T776">for</text:span><text:span text:style-name="T777"><text:s/>(</text:span><text:span text:style-name="T778">int</text:span><text:span text:style-name="T779"><text:s/></text:span><text:span text:style-name="T780">n</text:span><text:span text:style-name="T781"><text:s/>= 1;<text:s/></text:span><text:span text:style-name="T782">n</text:span><text:span text:style-name="T783"><text:s/>&lt;= 50;<text:s/></text:span><text:span text:style-name="T784">n</text:span><text:span text:style-name="T785">++) {</text:span></text:p>
      <text:p text:style-name="P8"><text:span text:style-name="T785"><text:tab/><text:tab/><text:tab/></text:span><text:span text:style-name="T786">A</text:span><text:span text:style-name="T787"><text:s/>=<text:s/></text:span><text:span text:style-name="T788">criaVetorCrescente</text:span><text:span text:style-name="T789">(</text:span><text:span text:style-name="T790">n</text:span><text:span text:style-name="T791">);</text:span></text:p>
      <text:p text:style-name="P8"><text:span text:style-name="T791"><text:tab/><text:tab/><text:tab/>Random<text:s/></text:span><text:span text:style-name="T792">randomGenerator</text:span><text:span text:style-name="T793"><text:s/>=<text:s/></text:span><text:span text:style-name="T794">new</text:span><text:span text:style-name="T795"><text:s/>Random();</text:span></text:p>
      <text:p text:style-name="P8"><text:span text:style-name="T795"><text:tab/><text:tab/><text:tab/></text:span><text:span text:style-name="T796">chave</text:span><text:span text:style-name="T797"><text:s/>=<text:s/></text:span><text:span text:style-name="T798">randomGenerator</text:span><text:span text:style-name="T799">.nextInt(</text:span><text:span text:style-name="T800">A</text:span><text:span text:style-name="T801">[</text:span><text:span text:style-name="T802">n</text:span><text:span text:style-name="T803">-1]+1);</text:span></text:p>
      <text:p text:style-name="P8"><text:span text:style-name="T803"><text:tab/><text:tab/><text:tab/></text:span><text:span text:style-name="T804">inicio1</text:span><text:span text:style-name="T805"><text:s/>= System.</text:span><text:span text:style-name="T806">currentTimeMillis</text:span><text:span text:style-name="T807">();</text:span></text:p>
      <text:p text:style-name="P8"><text:span text:style-name="T807"><text:tab/><text:tab/><text:tab/></text:span><text:span text:style-name="T808">buscaLinear</text:span><text:span text:style-name="T809">(</text:span><text:span text:style-name="T810">A</text:span><text:span text:style-name="T811">,<text:s/></text:span><text:span text:style-name="T812">chave</text:span><text:span text:style-name="T813">);</text:span></text:p>
      <text:p text:style-name="P8"><text:span text:style-name="T813"><text:tab/><text:tab/><text:tab/></text:span><text:span text:style-name="T814">fim1</text:span><text:span text:style-name="T815"><text:s/>= System.</text:span><text:span text:style-name="T816">currentTimeMillis</text:span><text:span text:style-name="T817">();</text:span></text:p>
      <text:p text:style-name="P8"><text:span text:style-name="T817"><text:tab/><text:tab/><text:tab/></text:span><text:span text:style-name="T818">tempo1</text:span><text:span text:style-name="T819"><text:s/>=<text:s/></text:span><text:span text:style-name="T820">fim1</text:span><text:span text:style-name="T821"><text:s/>-<text:s/></text:span><text:span text:style-name="T822">inicio1</text:span><text:span text:style-name="T823">;</text:span></text:p>
      <text:p text:style-name="P8"><text:span text:style-name="T823"><text:tab/><text:tab/><text:tab/></text:span><text:span text:style-name="T824">inicio2</text:span><text:span text:style-name="T825"><text:s/>= System.</text:span><text:span text:style-name="T826">currentTimeMillis</text:span><text:span text:style-name="T827">();</text:span></text:p>
      <text:p text:style-name="P8"><text:span text:style-name="T827"><text:tab/><text:tab/><text:tab/></text:span><text:span text:style-name="T828">buscaBinaria</text:span><text:span text:style-name="T829">(</text:span><text:span text:style-name="T830">A</text:span><text:span text:style-name="T831">, 0,<text:s/></text:span><text:span text:style-name="T832">n</text:span><text:span text:style-name="T833">-1,<text:s/></text:span><text:span text:style-name="T834">chave</text:span><text:span text:style-name="T835">);</text:span></text:p>
      <text:p text:style-name="P8"><text:span text:style-name="T835"><text:tab/><text:tab/><text:tab/></text:span><text:span text:style-name="T836">fim2</text:span><text:span text:style-name="T837"><text:s/>= System.</text:span><text:span text:style-name="T838">currentTimeMillis</text:span><text:span text:style-name="T839">();</text:span></text:p>
      <text:p text:style-name="P8"><text:span text:style-name="T839"><text:tab/><text:tab/><text:tab/></text:span><text:span text:style-name="T840">tempo2</text:span><text:span text:style-name="T841"><text:s/>=<text:s/></text:span><text:span text:style-name="T842">fim2</text:span><text:span text:style-name="T843"><text:s/>-<text:s/></text:span><text:span text:style-name="T844">inicio2</text:span><text:span text:style-name="T845">;</text:span></text:p>
      <text:p text:style-name="P8"><text:span text:style-name="T845"><text:tab/><text:tab/><text:tab/>System.</text:span><text:span text:style-name="T846">out</text:span><text:span text:style-name="T847">.printf(</text:span><text:span text:style-name="T848">"%20d%30.0f%30.0f\n"</text:span><text:span text:style-name="T849">,<text:s/></text:span><text:span text:style-name="T850">n</text:span><text:span text:style-name="T851">,<text:s/></text:span><text:span text:style-name="T852">tempo1</text:span><text:span text:style-name="T853">,<text:s/></text:span><text:span text:style-name="T854">tempo2</text:span><text:span text:style-name="T855">);</text:span></text:p>
      <text:p text:style-name="P8"><text:span text:style-name="T855"><text:tab/><text:tab/>}</text:span></text:p>
      <text:p text:style-name="P8"><text:span text:style-name="T856"/></text:p>
      <text:p text:style-name="P8"><text:span text:style-name="T857"><text:tab/>}</text:span></text:p>
      <text:p text:style-name="P8"><text:span text:style-name="T857"><text:tab/></text:span></text:p>
      <text:p text:style-name="P8"><text:span text:style-name="T857"><text:tab/></text:span><text:span text:style-name="T858">static</text:span><text:span text:style-name="T859"><text:s/></text:span><text:span text:style-name="T860">int</text:span><text:span text:style-name="T861">[] criaVetorCrescente (</text:span><text:span text:style-name="T862">int</text:span><text:span text:style-name="T863"><text:s/></text:span><text:span text:style-name="T864">n</text:span><text:span text:style-name="T865">) {</text:span></text:p>
      <text:p text:style-name="P8"><text:span text:style-name="T865"><text:tab/><text:tab/>Random<text:s/></text:span><text:span text:style-name="T866">randomGenerator</text:span><text:span text:style-name="T867"><text:s/>=<text:s/></text:span><text:span text:style-name="T868">new</text:span><text:span text:style-name="T869"><text:s/>Random();</text:span></text:p>
      <text:p text:style-name="P8"><text:span text:style-name="T869"><text:tab/><text:tab/></text:span><text:span text:style-name="T870">int</text:span><text:span text:style-name="T871">[]<text:s/></text:span><text:span text:style-name="T872">A</text:span><text:span text:style-name="T873"><text:s/>=<text:s/></text:span><text:span text:style-name="T874">new</text:span><text:span text:style-name="T875"><text:s/></text:span><text:span text:style-name="T876">int</text:span><text:span text:style-name="T877">[</text:span><text:span text:style-name="T878">n</text:span><text:span text:style-name="T879">];</text:span></text:p>
      <text:p text:style-name="P8"><text:span text:style-name="T879"><text:tab/><text:tab/></text:span><text:span text:style-name="T880">for</text:span><text:span text:style-name="T881"><text:s/>(</text:span><text:span text:style-name="T882">int</text:span><text:span text:style-name="T883"><text:s/></text:span><text:span text:style-name="T884">i</text:span><text:span text:style-name="T885"><text:s/>= 1;<text:s/></text:span><text:span text:style-name="T886">i</text:span><text:span text:style-name="T887"><text:s/>&lt;<text:s/></text:span><text:span text:style-name="T888">n</text:span><text:span text:style-name="T889">;<text:s/></text:span><text:span text:style-name="T890">i</text:span><text:span text:style-name="T891">++) {</text:span></text:p>
      <text:p text:style-name="P8"><text:span text:style-name="T891"><text:tab/><text:tab/><text:tab/></text:span><text:span text:style-name="T892">A</text:span><text:span text:style-name="T893">[</text:span><text:span text:style-name="T894">i</text:span><text:span text:style-name="T895">] =<text:s/></text:span><text:span text:style-name="T896">A</text:span><text:span text:style-name="T897">[</text:span><text:span text:style-name="T898">i</text:span><text:span text:style-name="T899">-1] +<text:s/></text:span><text:span text:style-name="T900">randomGenerator</text:span><text:span text:style-name="T901">.nextInt(10) + 1;</text:span></text:p>
      <text:p text:style-name="P8"><text:span text:style-name="T901"><text:tab/><text:tab/>}</text:span></text:p>
      <text:p text:style-name="P8"><text:span text:style-name="T901"><text:tab/><text:tab/></text:span><text:span text:style-name="T902">return</text:span><text:span text:style-name="T903"><text:s/></text:span><text:span text:style-name="T904">A</text:span><text:span text:style-name="T905">;</text:span></text:p>
      <text:p text:style-name="P8"><text:span text:style-name="T905"><text:tab/>}</text:span></text:p>
      <text:p text:style-name="P8"><text:span text:style-name="T905"><text:tab/></text:span></text:p>
      <text:p text:style-name="P8"><text:span text:style-name="T905"><text:tab/></text:span><text:span text:style-name="T906">static</text:span><text:span text:style-name="T907"><text:s/></text:span><text:span text:style-name="T908">void</text:span><text:span text:style-name="T909"><text:s/>imprimeVetor (</text:span><text:span text:style-name="T910">int</text:span><text:span text:style-name="T911">[]<text:s/></text:span><text:span text:style-name="T912">A</text:span><text:span text:style-name="T913">) {</text:span></text:p>
      <text:p text:style-name="P8"><text:span text:style-name="T913"><text:tab/><text:tab/></text:span><text:span text:style-name="T914">for</text:span><text:span text:style-name="T915"><text:s/>(</text:span><text:span text:style-name="T916">int</text:span><text:span text:style-name="T917"><text:s/></text:span><text:span text:style-name="T918">i</text:span><text:span text:style-name="T919"><text:s/>= 0;<text:s/></text:span><text:span text:style-name="T920">i</text:span><text:span text:style-name="T921"><text:s/>&lt;<text:s/></text:span><text:span text:style-name="T922">A</text:span><text:span text:style-name="T923">.</text:span><text:span text:style-name="T924">length</text:span><text:span text:style-name="T925">;<text:s/></text:span><text:span text:style-name="T926">i</text:span><text:span text:style-name="T927">++) {</text:span></text:p>
      <text:p text:style-name="P8"><text:span text:style-name="T927"><text:tab/><text:tab/><text:tab/>System.</text:span><text:span text:style-name="T928">out</text:span><text:span text:style-name="T929">.println(</text:span><text:span text:style-name="T930">A</text:span><text:span text:style-name="T931">[</text:span><text:span text:style-name="T932">i</text:span><text:span text:style-name="T933">]);</text:span></text:p>
      <text:p text:style-name="P8"><text:span text:style-name="T933"><text:tab/><text:tab/>}</text:span></text:p>
      <text:p text:style-name="P8"><text:span text:style-name="T933"><text:tab/>}</text:span></text:p>
      <text:p text:style-name="P8"><text:span text:style-name="T934"/></text:p>
      <text:p text:style-name="P8"><text:span text:style-name="T935"><text:tab/></text:span><text:span text:style-name="T936">static</text:span><text:span text:style-name="T937"><text:s/></text:span><text:span text:style-name="T938">int</text:span><text:span text:style-name="T939"><text:s/>buscaLinear(</text:span><text:span text:style-name="T940">int</text:span><text:span text:style-name="T941">[]<text:s/></text:span><text:span text:style-name="T942">A</text:span><text:span text:style-name="T943">,<text:s/></text:span><text:span text:style-name="T944">int</text:span><text:span text:style-name="T945"><text:s/></text:span><text:span text:style-name="T946">chave</text:span><text:span text:style-name="T947">) {</text:span></text:p>
      <text:p text:style-name="P8"><text:span text:style-name="T947"><text:tab/><text:tab/></text:span><text:span text:style-name="T948">for</text:span><text:span text:style-name="T949"><text:s/>(</text:span><text:span text:style-name="T950">int</text:span><text:span text:style-name="T951"><text:s/></text:span><text:span text:style-name="T952">i</text:span><text:span text:style-name="T953"><text:s/>= 0;<text:s/></text:span><text:span text:style-name="T954">i</text:span><text:span text:style-name="T955"><text:s/>&lt;<text:s/></text:span><text:span text:style-name="T956">A</text:span><text:span text:style-name="T957">.</text:span><text:span text:style-name="T958">length</text:span><text:span text:style-name="T959">;<text:s/></text:span><text:span text:style-name="T960">i</text:span><text:span text:style-name="T961">++) {</text:span></text:p>
      <text:p text:style-name="P8"><text:span text:style-name="T961"><text:tab/><text:tab/><text:tab/></text:span><text:span text:style-name="T962">try</text:span><text:span text:style-name="T963"><text:s/>{</text:span></text:p>
      <text:p text:style-name="P8"><text:span text:style-name="T963"><text:tab/><text:tab/><text:tab/><text:tab/>TimeUnit.</text:span><text:span text:style-name="T964">MILLISECONDS</text:span><text:span text:style-name="T965">.sleep(10);</text:span></text:p>
      <text:p text:style-name="P8"><text:span text:style-name="T965"><text:tab/><text:tab/><text:tab/>}<text:s/></text:span><text:span text:style-name="T966">catch</text:span><text:span text:style-name="T967"><text:s/>(InterruptedException<text:s/></text:span><text:span text:style-name="T968">e</text:span><text:span text:style-name="T969">) {</text:span></text:p>
      <text:p text:style-name="P8"><text:span text:style-name="T969"><text:tab/><text:tab/><text:tab/><text:tab/></text:span><text:span text:style-name="T970">e</text:span><text:span text:style-name="T971">.printStackTrace();</text:span></text:p>
      <text:p text:style-name="P8"><text:span text:style-name="T971"><text:tab/><text:tab/><text:tab/>}</text:span></text:p>
      <text:p text:style-name="P8"><text:span text:style-name="T971"><text:tab/><text:tab/><text:tab/></text:span><text:span text:style-name="T972">if</text:span><text:span text:style-name="T973"><text:s/>(</text:span><text:span text:style-name="T974">chave</text:span><text:span text:style-name="T975"><text:s/>==<text:s/></text:span><text:span text:style-name="T976">A</text:span><text:span text:style-name="T977">[</text:span><text:span text:style-name="T978">i</text:span><text:span text:style-name="T979">])</text:span></text:p>
      <text:p text:style-name="P8"><text:span text:style-name="T979"><text:tab/><text:tab/><text:tab/><text:tab/></text:span><text:span text:style-name="T980">return</text:span><text:span text:style-name="T981"><text:s/></text:span><text:span text:style-name="T982">i</text:span><text:span text:style-name="T983">;</text:span></text:p>
      <text:p text:style-name="P8"><text:span text:style-name="T983"><text:tab/><text:tab/><text:tab/></text:span><text:span text:style-name="T984">if</text:span><text:span text:style-name="T985"><text:s/>(</text:span><text:span text:style-name="T986">chave</text:span><text:span text:style-name="T987"><text:s/>&lt;<text:s/></text:span><text:span text:style-name="T988">A</text:span><text:span text:style-name="T989">[</text:span><text:span text:style-name="T990">i</text:span><text:span text:style-name="T991">])</text:span></text:p>
      <text:p text:style-name="P8"><text:span text:style-name="T991"><text:tab/><text:tab/><text:tab/><text:tab/></text:span><text:span text:style-name="T992">return</text:span><text:span text:style-name="T993"><text:s/>-1;</text:span></text:p>
      <text:p text:style-name="P8"><text:span text:style-name="T993"><text:tab/><text:tab/>}</text:span></text:p>
      <text:p text:style-name="P8"><text:span text:style-name="T993"><text:tab/><text:tab/></text:span><text:span text:style-name="T994">return</text:span><text:span text:style-name="T995"><text:s/>-1;</text:span></text:p>
      <text:p text:style-name="P8"><text:span text:style-name="T995"><text:tab/>}</text:span></text:p>
      <text:p text:style-name="P8"><text:span text:style-name="T996"/></text:p>
      <text:p text:style-name="P8"><text:span text:style-name="T997"><text:tab/></text:span><text:span text:style-name="T998">static</text:span><text:span text:style-name="T999"><text:s/></text:span><text:span text:style-name="T1000">int</text:span><text:span text:style-name="T1001"><text:s/>buscaBinaria(</text:span><text:span text:style-name="T1002">int</text:span><text:span text:style-name="T1003">[]<text:s/></text:span><text:span text:style-name="T1004">A</text:span><text:span text:style-name="T1005">,<text:s/></text:span><text:span text:style-name="T1006">int</text:span><text:span text:style-name="T1007"><text:s/></text:span><text:span text:style-name="T1008">i</text:span><text:span text:style-name="T1009">,<text:s/></text:span><text:span text:style-name="T1010">int</text:span><text:span text:style-name="T1011"><text:s/></text:span><text:span text:style-name="T1012">f</text:span><text:span text:style-name="T1013">,<text:s/></text:span><text:span text:style-name="T1014">int</text:span><text:span text:style-name="T1015"><text:s/></text:span><text:span text:style-name="T1016">chave</text:span><text:span text:style-name="T1017">) {</text:span></text:p>
      <text:p text:style-name="P8"><text:span text:style-name="T1017"><text:tab/><text:tab/></text:span><text:span text:style-name="T1018">//to do</text:span></text:p>
      <text:p text:style-name="P8"><text:span text:style-name="T1019"><text:tab/>}</text:span></text:p>
      <text:p text:style-name="P8"><text:span text:style-name="T1020"/></text:p>
      <text:p text:style-name="P8"><text:span text:style-name="T1021">}</text:span></text:p>
      <text:p text:style-name="P9"><text:span text:style-name="T1022"/></text:p>
      <text:p text:style-name="P9"><text:span text:style-name="T1023">Passo 2:</text:span><text:span text:style-name="T1024"><text:s/>Implementar o código para a função recursiva<text:s/></text:span><text:span text:style-name="T1025">buscaBinaria</text:span><text:span text:style-name="T1026">.</text:span></text:p>
      <text:p text:style-name="P9"><text:span text:style-name="T1027"/></text:p>
      <text:p text:style-name="P9"><text:span text:style-name="T1028">Se i &gt; f, a chave não se encontra no subvetor, retornar -1;</text:span></text:p>
      <text:p text:style-name="P9"><text:span text:style-name="T1028">Calcular o ponto médio m = (i + f) / 2;</text:span></text:p>
      <text:p text:style-name="P9"><text:span text:style-name="T1028">Se a chave é igual ao elemento do ponto médio, retornar<text:s/></text:span><text:span text:style-name="T1029">m</text:span><text:span text:style-name="T1030">;</text:span></text:p>
      <text:p text:style-name="P9"><text:span text:style-name="T1030">Se a chave for menor que o elemento do ponto médio, buscar a chave no subvetor da esquerda;</text:span></text:p>
      <text:p text:style-name="P9"><text:span text:style-name="T1030">Se a chave for maior que o elemento do ponto médio, buscar a chave no subvetor da direita.</text:span></text:p>
      <text:p text:style-name="P9"><text:span text:style-name="T1031"/></text:p>
      <text:p text:style-name="P9"><text:span text:style-name="T1032">Obs.: Inclua o<text:s/></text:span><text:span text:style-name="T1033">sleep</text:span><text:span text:style-name="T1034">(10) imediatamente antes de checar se a chave é o elemento do ponto médio.</text:span></text:p>
      <text:p text:style-name="P9"><text:span text:style-name="T1035"/></text:p>
      <text:p text:style-name="P9"><text:span text:style-name="T1036">Passo 3:</text:span><text:span text:style-name="T1037"><text:s/>Executar o código e preencher o resultado na planilha disponibilizada.</text:span></text:p>
      <text:p text:style-name="P9"><text:span text:style-name="T1038"/></text:p>
      <text:p text:style-name="P9"><text:span text:style-name="T1039">Passo 4:</text:span><text:span text:style-name="T1040"><text:s/>Qual a equação de recorrência para o pior caso da<text:s/></text:span><text:span text:style-name="T1041">buscaBinaria</text:span><text:span text:style-name="T1042">?</text:span></text:p>
      <text:p text:style-name="P9"><text:span text:style-name="T1042"/></text:p>
      <text:p text:style-name="P9"><text:span text:style-name="T1043"><text:tab/>R: T(n) = T(n/2) + c</text:span><text:span text:style-name="T1044"/></text:p>
      <text:p text:style-name="P9"><text:span text:style-name="T1045"/></text:p>
      <text:p text:style-name="P9"><text:span text:style-name="T1046">Passo 5:</text:span><text:span text:style-name="T1047"><text:s/>Fale sobre a complexidade da busca linear (melhor caso, pior caso, de maneira geral). Utilize as notações<text:s/></text:span><text:span text:style-name="T1048">Ο</text:span><text:span text:style-name="T1049">,<text:s/></text:span><text:span text:style-name="T1050">Ω</text:span><text:span text:style-name="T1051"><text:s/>e<text:s/></text:span><text:span text:style-name="T1052">Θ</text:span><text:span text:style-name="T1053">.</text:span></text:p>
      <text:p text:style-name="P9"><text:span text:style-name="T1054"><text:tab/>R: No pior caso tem<text:s/></text:span><text:span text:style-name="T1055">Θ</text:span><text:span text:style-name="T1056">(log2n) (OBS: dado retirado da internet). No melhor caso tem<text:s/></text:span><text:span text:style-name="T1057">Θ</text:span><text:span text:style-name="T1058">(1).<text:s/></text:span><text:span text:style-name="T1059">Pode afirmar também, que a busca linear é<text:s/></text:span><text:span text:style-name="T1060">O</text:span><text:span text:style-name="T1061">(n) e<text:s/></text:span><text:span text:style-name="T1062">Ω</text:span><text:span text:style-name="T1063">(1).</text:span><text:span text:style-name="T1064"/></text:p>
      <text:p text:style-name="P9"><text:span text:style-name="T1065"/></text:p>
      <text:p text:style-name="P9"><text:span text:style-name="T1066">Passo 6:</text:span><text:span text:style-name="T1067"><text:s/>Fale sobre a complexidade da busca binária (melhor caso, pior caso, de maneira geral). Utilize as notações<text:s/></text:span><text:span text:style-name="T1068">Ο</text:span><text:span text:style-name="T1069">,<text:s/></text:span><text:span text:style-name="T1070">Ω</text:span><text:span text:style-name="T1071"><text:s/>e<text:s/></text:span><text:span text:style-name="T1072">Θ</text:span><text:span text:style-name="T1073">.</text:span></text:p>
      <text:p text:style-name="P9"><text:span text:style-name="T1074"><text:tab/>R: No pior caso tem<text:s/></text:span><text:span text:style-name="T1075">Θ</text:span><text:span text:style-name="T1076">(n). No melhor caso tem<text:s/></text:span><text:span text:style-name="T1077">Θ</text:span><text:span text:style-name="T1078">(1).<text:s/></text:span><text:span text:style-name="T1079">Pode afirmar também, que a busca binaria é<text:s/></text:span><text:span text:style-name="T1080">O</text:span><text:span text:style-name="T1081">(log2n) e<text:s/></text:span><text:span text:style-name="T1082">Ω</text:span><text:span text:style-name="T1083">(1).</text:span><text:span text:style-name="T1084"/></text:p>
      <text:p text:style-name="P9"><text:span text:style-name="T1085"/></text:p>
      <text:p text:style-name="P9"><text:span text:style-name="T1086">Extras:</text:span></text:p>
      <text:p text:style-name="P9"><text:span text:style-name="T1087"/></text:p>
      <text:p text:style-name="P9"><text:span text:style-name="T1088">Exercício 3:<text:s/></text:span><text:span text:style-name="T1089">Implemente uma função iterativa para calcular a potência<text:s/></text:span><text:span text:style-name="T1090">a</text:span><text:span text:style-name="T1091">b</text:span><text:span text:style-name="T1092">, onde<text:s/></text:span><text:span text:style-name="T1093">a</text:span><text:span text:style-name="T1094"><text:s/>e<text:s/></text:span><text:span text:style-name="T1095">b</text:span><text:span text:style-name="T1096"><text:s/>são números inteiros e positivos. Qual a sua complexidade?</text:span></text:p>
      <text:p text:style-name="P9"><text:span text:style-name="T1097"/></text:p>
      <text:p text:style-name="P9"><text:span text:style-name="T1098">Exercício 4:<text:s/></text:span><text:span text:style-name="T1099">Implemente uma função utilizando a abordagem de divisão e conquista para calcular a potência<text:s/></text:span><text:span text:style-name="T1100">a</text:span><text:span text:style-name="T1101">b</text:span><text:span text:style-name="T1102">. Qual a sua equação de recorrência? Qual a sua complexidade?</text:span></text:p>
      <text:p text:style-name="P9"><text:span text:style-name="T1103"/></text:p>
      <text:p text:style-name="P9"><text:span text:style-name="T11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